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86.06pt" svg:height="541.96pt" svg:x="785.4pt" svg:y="14.37pt">
            <loext:p draw:notify-on-update-of-ranges="Sheet1.A3:Sheet1.A102 Sheet1.B3:Sheet1.B102 Sheet1.A3:Sheet1.A102 Sheet1.E3:Sheet1.E102 Sheet1.A3:Sheet1.A102 Sheet1.I3:Sheet1.I102 Sheet1.A3:Sheet1.A102 Sheet1.L3:Sheet1.L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CachedThreadPool</text:p>
          </table:table-cell>
          <table:table-cell table:number-columns-repeated="2"/>
          <table:table-cell table:style-name="ce1" office:value-type="string" calcext:value-type="string">
            <text:p>CachedThreadPool</text:p>
          </table:table-cell>
          <table:table-cell table:number-columns-repeated="3"/>
          <table:table-cell office:value-type="string" calcext:value-type="string">
            <text:p>WorkStealingPool</text:p>
          </table:table-cell>
          <table:table-cell table:number-columns-repeated="2"/>
          <table:table-cell office:value-type="string" calcext:value-type="string">
            <text:p>WorkStealingPool</text:p>
          </table:table-cell>
          <table:table-cell/>
        </table:table-row>
        <table:table-row table:style-name="ro1">
          <table:table-cell office:value-type="string" calcext:value-type="string">
            <text:p>countParTask1</text:p>
          </table:table-cell>
          <table:table-cell table:number-columns-repeated="2"/>
          <table:table-cell office:value-type="string" calcext:value-type="string">
            <text:p>countParTask2</text:p>
          </table:table-cell>
          <table:table-cell table:number-columns-repeated="3"/>
          <table:table-cell office:value-type="string" calcext:value-type="string">
            <text:p>countParTask1</text:p>
          </table:table-cell>
          <table:table-cell table:number-columns-repeated="2"/>
          <table:table-cell office:value-type="string" calcext:value-type="string">
            <text:p>countParTask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84.1" calcext:value-type="float">
            <text:p>10684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21.2" calcext:value-type="float">
            <text:p>10621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839.8" calcext:value-type="float">
            <text:p>1083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863.2" calcext:value-type="float">
            <text:p>2086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60.7" calcext:value-type="float">
            <text:p>8160.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23.2" calcext:value-type="float">
            <text:p>11923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263.3" calcext:value-type="float">
            <text:p>7263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211.6" calcext:value-type="float">
            <text:p>1521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16.5" calcext:value-type="float">
            <text:p>6916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941" calcext:value-type="float">
            <text:p>99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271" calcext:value-type="float">
            <text:p>62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104.8" calcext:value-type="float">
            <text:p>10104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25.2" calcext:value-type="float">
            <text:p>6225.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672.4" calcext:value-type="float">
            <text:p>12672.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61.5" calcext:value-type="float">
            <text:p>5461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46.8" calcext:value-type="float">
            <text:p>6146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47.4" calcext:value-type="float">
            <text:p>6147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34.9" calcext:value-type="float">
            <text:p>9534.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55.6" calcext:value-type="float">
            <text:p>5255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37.8" calcext:value-type="float">
            <text:p>5837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04.7" calcext:value-type="float">
            <text:p>6104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095.8" calcext:value-type="float">
            <text:p>12095.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77.8" calcext:value-type="float">
            <text:p>5377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759.9" calcext:value-type="float">
            <text:p>12759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90.3" calcext:value-type="float">
            <text:p>5890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977" calcext:value-type="float">
            <text:p>597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32" calcext:value-type="float">
            <text:p>81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146.6" calcext:value-type="float">
            <text:p>9146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19.4" calcext:value-type="float">
            <text:p>8819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121" calcext:value-type="float">
            <text:p>71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82.1" calcext:value-type="float">
            <text:p>5182.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646.8" calcext:value-type="float">
            <text:p>8646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67.3" calcext:value-type="float">
            <text:p>10067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977.8" calcext:value-type="float">
            <text:p>8977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87.7" calcext:value-type="float">
            <text:p>8187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977" calcext:value-type="float">
            <text:p>89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03.9" calcext:value-type="float">
            <text:p>5703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168.6" calcext:value-type="float">
            <text:p>9168.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50.4" calcext:value-type="float">
            <text:p>5250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871" calcext:value-type="float">
            <text:p>88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58.8" calcext:value-type="float">
            <text:p>9958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684.1" calcext:value-type="float">
            <text:p>9684.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785.8" calcext:value-type="float">
            <text:p>9785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183" calcext:value-type="float">
            <text:p>7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8.3" calcext:value-type="float">
            <text:p>5708.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950.2" calcext:value-type="float">
            <text:p>8950.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364.9" calcext:value-type="float">
            <text:p>5364.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20.2" calcext:value-type="float">
            <text:p>572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847.4" calcext:value-type="float">
            <text:p>11847.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505.9" calcext:value-type="float">
            <text:p>9505.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528.6" calcext:value-type="float">
            <text:p>10528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71.4" calcext:value-type="float">
            <text:p>5571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98.9" calcext:value-type="float">
            <text:p>5698.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148.7" calcext:value-type="float">
            <text:p>12148.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612.3" calcext:value-type="float">
            <text:p>5612.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675.6" calcext:value-type="float">
            <text:p>5675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90.4" calcext:value-type="float">
            <text:p>9090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450.3" calcext:value-type="float">
            <text:p>5450.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599.5" calcext:value-type="float">
            <text:p>11599.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257.7" calcext:value-type="float">
            <text:p>6257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26.2" calcext:value-type="float">
            <text:p>5926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70.5" calcext:value-type="float">
            <text:p>6470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482.3" calcext:value-type="float">
            <text:p>548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9.4" calcext:value-type="float">
            <text:p>8009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10.3" calcext:value-type="float">
            <text:p>8110.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251" calcext:value-type="float">
            <text:p>825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86" calcext:value-type="float">
            <text:p>54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981.4" calcext:value-type="float">
            <text:p>8981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02.1" calcext:value-type="float">
            <text:p>9102.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809.4" calcext:value-type="float">
            <text:p>8809.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556.5" calcext:value-type="float">
            <text:p>8556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506.5" calcext:value-type="float">
            <text:p>9506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81.1" calcext:value-type="float">
            <text:p>5481.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974.9" calcext:value-type="float">
            <text:p>7974.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76.5" calcext:value-type="float">
            <text:p>5476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223.1" calcext:value-type="float">
            <text:p>8223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84.6" calcext:value-type="float">
            <text:p>6684.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65.9" calcext:value-type="float">
            <text:p>6065.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661.4" calcext:value-type="float">
            <text:p>5661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138.6" calcext:value-type="float">
            <text:p>8138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20.1" calcext:value-type="float">
            <text:p>6120.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760.9" calcext:value-type="float">
            <text:p>7760.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681.2" calcext:value-type="float">
            <text:p>6681.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468.6" calcext:value-type="float">
            <text:p>9468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83.5" calcext:value-type="float">
            <text:p>5483.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852.9" calcext:value-type="float">
            <text:p>8852.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567.3" calcext:value-type="float">
            <text:p>5567.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033.3" calcext:value-type="float">
            <text:p>6033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01.2" calcext:value-type="float">
            <text:p>5601.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899.6" calcext:value-type="float">
            <text:p>8899.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090.5" calcext:value-type="float">
            <text:p>9090.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692.7" calcext:value-type="float">
            <text:p>7692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20.5" calcext:value-type="float">
            <text:p>7020.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296.6" calcext:value-type="float">
            <text:p>7296.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535.1" calcext:value-type="float">
            <text:p>5535.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603.5" calcext:value-type="float">
            <text:p>8603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84.5" calcext:value-type="float">
            <text:p>8884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898.6" calcext:value-type="float">
            <text:p>8898.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651.1" calcext:value-type="float">
            <text:p>10651.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088.3" calcext:value-type="float">
            <text:p>9088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16.9" calcext:value-type="float">
            <text:p>5516.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686" calcext:value-type="float">
            <text:p>868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836.6" calcext:value-type="float">
            <text:p>8836.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359.7" calcext:value-type="float">
            <text:p>8359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78.3" calcext:value-type="float">
            <text:p>5578.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620.7" calcext:value-type="float">
            <text:p>6620.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504.3" calcext:value-type="float">
            <text:p>5504.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778.4" calcext:value-type="float">
            <text:p>8778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18.3" calcext:value-type="float">
            <text:p>7818.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591.4" calcext:value-type="float">
            <text:p>5591.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457.2" calcext:value-type="float">
            <text:p>6457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678.7" calcext:value-type="float">
            <text:p>8678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01.3" calcext:value-type="float">
            <text:p>8501.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490.8" calcext:value-type="float">
            <text:p>11490.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533.3" calcext:value-type="float">
            <text:p>5533.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737.6" calcext:value-type="float">
            <text:p>6737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07" calcext:value-type="float">
            <text:p>87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892.4" calcext:value-type="float">
            <text:p>8892.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549.6" calcext:value-type="float">
            <text:p>9549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661" calcext:value-type="float">
            <text:p>76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56.4" calcext:value-type="float">
            <text:p>5856.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568.7" calcext:value-type="float">
            <text:p>5568.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550.5" calcext:value-type="float">
            <text:p>5550.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946.1" calcext:value-type="float">
            <text:p>13946.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787.5" calcext:value-type="float">
            <text:p>6787.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8631.2" calcext:value-type="float">
            <text:p>8631.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580.4" calcext:value-type="float">
            <text:p>8580.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00.2" calcext:value-type="float">
            <text:p>5400.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522.5" calcext:value-type="float">
            <text:p>5522.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090.5" calcext:value-type="float">
            <text:p>9090.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029.1" calcext:value-type="float">
            <text:p>6029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52.4" calcext:value-type="float">
            <text:p>7252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910.7" calcext:value-type="float">
            <text:p>9910.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637.6" calcext:value-type="float">
            <text:p>9637.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104.5" calcext:value-type="float">
            <text:p>8104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46.7" calcext:value-type="float">
            <text:p>5546.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862.7" calcext:value-type="float">
            <text:p>9862.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131.4" calcext:value-type="float">
            <text:p>9131.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454.7" calcext:value-type="float">
            <text:p>8454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54.3" calcext:value-type="float">
            <text:p>7754.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076.3" calcext:value-type="float">
            <text:p>16076.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8745.1" calcext:value-type="float">
            <text:p>8745.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622.1" calcext:value-type="float">
            <text:p>8622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51.5" calcext:value-type="float">
            <text:p>8951.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029" calcext:value-type="float">
            <text:p>110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9717" calcext:value-type="float">
            <text:p>971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935.7" calcext:value-type="float">
            <text:p>5935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29" calcext:value-type="float">
            <text:p>54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303.6" calcext:value-type="float">
            <text:p>8303.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8967.9" calcext:value-type="float">
            <text:p>8967.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311.3" calcext:value-type="float">
            <text:p>6311.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38.2" calcext:value-type="float">
            <text:p>5738.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816.5" calcext:value-type="float">
            <text:p>8816.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9086.2" calcext:value-type="float">
            <text:p>9086.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033.8" calcext:value-type="float">
            <text:p>8033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07.1" calcext:value-type="float">
            <text:p>7607.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49.4" calcext:value-type="float">
            <text:p>6549.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614.6" calcext:value-type="float">
            <text:p>9614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707.4" calcext:value-type="float">
            <text:p>5707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48.6" calcext:value-type="float">
            <text:p>7048.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133.6" calcext:value-type="float">
            <text:p>8133.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613.5" calcext:value-type="float">
            <text:p>9613.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229.3" calcext:value-type="float">
            <text:p>6229.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761.7" calcext:value-type="float">
            <text:p>8761.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532" calcext:value-type="float">
            <text:p>853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40.2" calcext:value-type="float">
            <text:p>5640.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971.2" calcext:value-type="float">
            <text:p>7971.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938.9" calcext:value-type="float">
            <text:p>8938.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846.8" calcext:value-type="float">
            <text:p>8846.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6407.1" calcext:value-type="float">
            <text:p>6407.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019.4" calcext:value-type="float">
            <text:p>9019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95.4" calcext:value-type="float">
            <text:p>6695.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830.8" calcext:value-type="float">
            <text:p>6830.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8011.6" calcext:value-type="float">
            <text:p>8011.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932.8" calcext:value-type="float">
            <text:p>6932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499.9" calcext:value-type="float">
            <text:p>18499.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501.2" calcext:value-type="float">
            <text:p>8501.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903.2" calcext:value-type="float">
            <text:p>5903.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412.8" calcext:value-type="float">
            <text:p>7412.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74.7" calcext:value-type="float">
            <text:p>8974.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555.9" calcext:value-type="float">
            <text:p>8555.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8917.9" calcext:value-type="float">
            <text:p>8917.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003.3" calcext:value-type="float">
            <text:p>9003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970.8" calcext:value-type="float">
            <text:p>8970.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847.6" calcext:value-type="float">
            <text:p>8847.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9056.4" calcext:value-type="float">
            <text:p>9056.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998.1" calcext:value-type="float">
            <text:p>8998.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83.4" calcext:value-type="float">
            <text:p>9183.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378.3" calcext:value-type="float">
            <text:p>7378.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8770.1" calcext:value-type="float">
            <text:p>8770.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026.2" calcext:value-type="float">
            <text:p>9026.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39.2" calcext:value-type="float">
            <text:p>5639.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974.9" calcext:value-type="float">
            <text:p>9974.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9008.8" calcext:value-type="float">
            <text:p>9008.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913.2" calcext:value-type="float">
            <text:p>8913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96" calcext:value-type="float">
            <text:p>58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161.1" calcext:value-type="float">
            <text:p>8161.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358.9" calcext:value-type="float">
            <text:p>6358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812.9" calcext:value-type="float">
            <text:p>8812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711.5" calcext:value-type="float">
            <text:p>8711.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9169.1" calcext:value-type="float">
            <text:p>9169.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453.8" calcext:value-type="float">
            <text:p>8453.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24.2" calcext:value-type="float">
            <text:p>6024.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732.7" calcext:value-type="float">
            <text:p>8732.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761.7" calcext:value-type="float">
            <text:p>8761.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409.5" calcext:value-type="float">
            <text:p>8409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02.9" calcext:value-type="float">
            <text:p>7702.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079.7" calcext:value-type="float">
            <text:p>8079.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9023.5" calcext:value-type="float">
            <text:p>9023.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504.8" calcext:value-type="float">
            <text:p>5504.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22.2" calcext:value-type="float">
            <text:p>9022.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233.1" calcext:value-type="float">
            <text:p>8233.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9716.9" calcext:value-type="float">
            <text:p>9716.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532.7" calcext:value-type="float">
            <text:p>9532.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621.9" calcext:value-type="float">
            <text:p>8621.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837.3" calcext:value-type="float">
            <text:p>8837.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194.8" calcext:value-type="float">
            <text:p>9194.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063.2" calcext:value-type="float">
            <text:p>8063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506.9" calcext:value-type="float">
            <text:p>9506.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395.7" calcext:value-type="float">
            <text:p>8395.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098.7" calcext:value-type="float">
            <text:p>6098.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755.7" calcext:value-type="float">
            <text:p>14755.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43.2" calcext:value-type="float">
            <text:p>8943.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259.9" calcext:value-type="float">
            <text:p>7259.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7981" calcext:value-type="float">
            <text:p>798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496.7" calcext:value-type="float">
            <text:p>5496.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550.1" calcext:value-type="float">
            <text:p>9550.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535.9" calcext:value-type="float">
            <text:p>5535.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838.5" calcext:value-type="float">
            <text:p>8838.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901.2" calcext:value-type="float">
            <text:p>7901.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76.9" calcext:value-type="float">
            <text:p>7076.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1906.4" calcext:value-type="float">
            <text:p>11906.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9000.6" calcext:value-type="float">
            <text:p>9000.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740.8" calcext:value-type="float">
            <text:p>8740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99.6" calcext:value-type="float">
            <text:p>5399.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825.3" calcext:value-type="float">
            <text:p>11825.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321.2" calcext:value-type="float">
            <text:p>10321.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843.2" calcext:value-type="float">
            <text:p>8843.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32.4" calcext:value-type="float">
            <text:p>6232.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217.3" calcext:value-type="float">
            <text:p>11217.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9035.3" calcext:value-type="float">
            <text:p>9035.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772.6" calcext:value-type="float">
            <text:p>6772.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85.8" calcext:value-type="float">
            <text:p>5685.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865.2" calcext:value-type="float">
            <text:p>8865.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015.1" calcext:value-type="float">
            <text:p>9015.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918.5" calcext:value-type="float">
            <text:p>7918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43.3" calcext:value-type="float">
            <text:p>6643.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652.3" calcext:value-type="float">
            <text:p>8652.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721.6" calcext:value-type="float">
            <text:p>8721.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008.6" calcext:value-type="float">
            <text:p>9008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98.8" calcext:value-type="float">
            <text:p>5398.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657" calcext:value-type="float">
            <text:p>565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654.2" calcext:value-type="float">
            <text:p>8654.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546.2" calcext:value-type="float">
            <text:p>8546.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39.7" calcext:value-type="float">
            <text:p>6239.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330.2" calcext:value-type="float">
            <text:p>6330.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013.1" calcext:value-type="float">
            <text:p>9013.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774.3" calcext:value-type="float">
            <text:p>8774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52.8" calcext:value-type="float">
            <text:p>9752.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105.4" calcext:value-type="float">
            <text:p>8105.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587.2" calcext:value-type="float">
            <text:p>10587.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423.8" calcext:value-type="float">
            <text:p>8423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53.3" calcext:value-type="float">
            <text:p>8653.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412" calcext:value-type="float">
            <text:p>841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014.2" calcext:value-type="float">
            <text:p>9014.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003.9" calcext:value-type="float">
            <text:p>9003.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49" calcext:value-type="float">
            <text:p>724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677.2" calcext:value-type="float">
            <text:p>8677.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992.3" calcext:value-type="float">
            <text:p>5992.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975.3" calcext:value-type="float">
            <text:p>6975.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812.3" calcext:value-type="float">
            <text:p>7812.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77.6" calcext:value-type="float">
            <text:p>7677.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7871.4" calcext:value-type="float">
            <text:p>7871.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203.7" calcext:value-type="float">
            <text:p>8203.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60.7" calcext:value-type="float">
            <text:p>8760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946.4" calcext:value-type="float">
            <text:p>7946.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390.7" calcext:value-type="float">
            <text:p>8390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986" calcext:value-type="float">
            <text:p>89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311.5" calcext:value-type="float">
            <text:p>8311.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852.9" calcext:value-type="float">
            <text:p>8852.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6641.4" calcext:value-type="float">
            <text:p>6641.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946.2" calcext:value-type="float">
            <text:p>8946.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55.3" calcext:value-type="float">
            <text:p>10655.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51.7" calcext:value-type="float">
            <text:p>8851.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712.7" calcext:value-type="float">
            <text:p>7712.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821.2" calcext:value-type="float">
            <text:p>9821.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88.7" calcext:value-type="float">
            <text:p>8488.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560.1" calcext:value-type="float">
            <text:p>6560.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108.5" calcext:value-type="float">
            <text:p>9108.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830.4" calcext:value-type="float">
            <text:p>8830.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67.7" calcext:value-type="float">
            <text:p>8867.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123.1" calcext:value-type="float">
            <text:p>8123.1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5951.9" calcext:value-type="float">
            <text:p>5951.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720.8" calcext:value-type="float">
            <text:p>8720.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71.8" calcext:value-type="float">
            <text:p>7871.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555.4" calcext:value-type="float">
            <text:p>8555.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718.1" calcext:value-type="float">
            <text:p>5718.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50.1" calcext:value-type="float">
            <text:p>8050.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08.5" calcext:value-type="float">
            <text:p>5708.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845.5" calcext:value-type="float">
            <text:p>8845.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1698.7" calcext:value-type="float">
            <text:p>11698.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120.5" calcext:value-type="float">
            <text:p>8120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166.5" calcext:value-type="float">
            <text:p>12166.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771.8" calcext:value-type="float">
            <text:p>8771.8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877.3" calcext:value-type="float">
            <text:p>8877.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882.5" calcext:value-type="float">
            <text:p>13882.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802.1" calcext:value-type="float">
            <text:p>8802.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015.6" calcext:value-type="float">
            <text:p>8015.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384.1" calcext:value-type="float">
            <text:p>6384.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21.8" calcext:value-type="float">
            <text:p>7021.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424.9" calcext:value-type="float">
            <text:p>8424.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596.5" calcext:value-type="float">
            <text:p>8596.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918.5" calcext:value-type="float">
            <text:p>7918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51.3" calcext:value-type="float">
            <text:p>8951.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33.1" calcext:value-type="float">
            <text:p>8833.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821.6" calcext:value-type="float">
            <text:p>5821.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74" calcext:value-type="float">
            <text:p>89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796.9" calcext:value-type="float">
            <text:p>8796.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091.5" calcext:value-type="float">
            <text:p>6091.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747" calcext:value-type="float">
            <text:p>874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945.5" calcext:value-type="float">
            <text:p>8945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480.4" calcext:value-type="float">
            <text:p>7480.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196.1" calcext:value-type="float">
            <text:p>7196.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7439.6" calcext:value-type="float">
            <text:p>7439.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673.1" calcext:value-type="float">
            <text:p>9673.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814.1" calcext:value-type="float">
            <text:p>7814.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510.9" calcext:value-type="float">
            <text:p>5510.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7275.8" calcext:value-type="float">
            <text:p>7275.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055.1" calcext:value-type="float">
            <text:p>9055.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62.5" calcext:value-type="float">
            <text:p>8962.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652.8" calcext:value-type="float">
            <text:p>11652.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724.8" calcext:value-type="float">
            <text:p>8724.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897.8" calcext:value-type="float">
            <text:p>8897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194.7" calcext:value-type="float">
            <text:p>13194.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66.9" calcext:value-type="float">
            <text:p>8466.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992.5" calcext:value-type="float">
            <text:p>8992.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357.6" calcext:value-type="float">
            <text:p>9357.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81.3" calcext:value-type="float">
            <text:p>5581.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758.8" calcext:value-type="float">
            <text:p>5758.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940.3" calcext:value-type="float">
            <text:p>7940.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654.8" calcext:value-type="float">
            <text:p>8654.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54" calcext:value-type="float">
            <text:p>635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478.4" calcext:value-type="float">
            <text:p>6478.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944" calcext:value-type="float">
            <text:p>894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047.1" calcext:value-type="float">
            <text:p>9047.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140.8" calcext:value-type="float">
            <text:p>7140.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970.9" calcext:value-type="float">
            <text:p>8970.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8808.5" calcext:value-type="float">
            <text:p>8808.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220.7" calcext:value-type="float">
            <text:p>8220.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60.2" calcext:value-type="float">
            <text:p>8960.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586.9" calcext:value-type="float">
            <text:p>8586.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7618.2" calcext:value-type="float">
            <text:p>7618.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006.8" calcext:value-type="float">
            <text:p>9006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79.8" calcext:value-type="float">
            <text:p>8979.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19.8" calcext:value-type="float">
            <text:p>7519.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267.2" calcext:value-type="float">
            <text:p>8267.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886.3" calcext:value-type="float">
            <text:p>8886.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28.9" calcext:value-type="float">
            <text:p>8328.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653" calcext:value-type="float">
            <text:p>765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268.3" calcext:value-type="float">
            <text:p>9268.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26.5" calcext:value-type="float">
            <text:p>8126.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8895.4" calcext:value-type="float">
            <text:p>8895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961.6" calcext:value-type="float">
            <text:p>6961.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8274.1" calcext:value-type="float">
            <text:p>8274.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41.3" calcext:value-type="float">
            <text:p>8941.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517" calcext:value-type="float">
            <text:p>8517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637" calcext:value-type="float">
            <text:p>863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061.8" calcext:value-type="float">
            <text:p>9061.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43" calcext:value-type="float">
            <text:p>574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199.2" calcext:value-type="float">
            <text:p>7199.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8872.6" calcext:value-type="float">
            <text:p>8872.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381.2" calcext:value-type="float">
            <text:p>6381.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468.7" calcext:value-type="float">
            <text:p>5468.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43.1" calcext:value-type="float">
            <text:p>7643.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726.4" calcext:value-type="float">
            <text:p>6726.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930.5" calcext:value-type="float">
            <text:p>7930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269.3" calcext:value-type="float">
            <text:p>14269.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796.2" calcext:value-type="float">
            <text:p>8796.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970.5" calcext:value-type="float">
            <text:p>7970.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745.9" calcext:value-type="float">
            <text:p>8745.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611.3" calcext:value-type="float">
            <text:p>12611.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784.4" calcext:value-type="float">
            <text:p>8784.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9254" calcext:value-type="float">
            <text:p>925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057.6" calcext:value-type="float">
            <text:p>9057.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601.6" calcext:value-type="float">
            <text:p>8601.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506.1" calcext:value-type="float">
            <text:p>7506.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8836.5" calcext:value-type="float">
            <text:p>8836.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842.3" calcext:value-type="float">
            <text:p>9842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14.4" calcext:value-type="float">
            <text:p>6114.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624.7" calcext:value-type="float">
            <text:p>7624.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777.7" calcext:value-type="float">
            <text:p>5777.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962.9" calcext:value-type="float">
            <text:p>8962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72.1" calcext:value-type="float">
            <text:p>11472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857.6" calcext:value-type="float">
            <text:p>8857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874.5" calcext:value-type="float">
            <text:p>7874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812.7" calcext:value-type="float">
            <text:p>881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language="en" fo:country="US" style:font-name-asian="Noto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'" style:font-family-generic="roman" style:font-pitch="variable" fo:font-size="12pt" fo:language="en" fo:country="US" style:letter-kerning="true" style:font-name-asian="Noto Sans1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0:14:46.072135229</meta:creation-date>
    <dc:date>2017-10-11T20:31:45.636333088</dc:date>
    <meta:editing-duration>PT6M39S</meta:editing-duration>
    <meta:editing-cycles>1</meta:editing-cycles>
    <meta:document-statistic meta:table-count="1" meta:cell-count="808" meta:object-count="1"/>
    <meta:generator>LibreOffice/5.3.6.1$Linux_X86_64 LibreOffice_project/3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787cm" svg:height="19.12cm" xlink:href=".." xlink:type="simple" chart:class="chart:scatter" chart:style-name="ch1">
        <chart:legend chart:legend-position="end" svg:x="30.374cm" svg:y="8.462cm" style:legend-expansion="high" chart:style-name="ch2"/>
        <chart:plot-area chart:style-name="ch3" table:cell-range-address="Sheet1.A3:Sheet1.B102 Sheet1.E3:Sheet1.E102 Sheet1.I3:Sheet1.I102 Sheet1.L3:Sheet1.L102" chart:data-source-has-labels="row" svg:x="1.733cm" svg:y="0.382cm" svg:width="27.946cm" svg:height="17.348cm">
          <chartooo:coordinate-region svg:x="2.91cm" svg:y="0.595cm" svg:width="26.49cm" svg:height="16.462cm"/>
          <chart:axis chart:dimension="x" chart:name="primary-x" chart:style-name="ch4">
            <chart:title svg:x="14.432cm" svg:y="18.113cm" chart:style-name="ch5">
              <text:p>Number of tasks</text:p>
            </chart:title>
          </chart:axis>
          <chart:axis chart:dimension="y" chart:name="primary-y" chart:style-name="ch4">
            <chart:title svg:x="0.451cm" svg:y="10.727cm" chart:style-name="ch6">
              <text:p>Time in microseconds</text:p>
            </chart:title>
            <chart:grid chart:style-name="ch7" chart:class="major"/>
          </chart:axis>
          <chart:series chart:style-name="ch8" chart:values-cell-range-address="Sheet1.B3:Sheet1.B102" loext:label-string="cached_partask1" chart:class="chart:scatter">
            <chart:domain table:cell-range-address="Sheet1.A3:Sheet1.A102"/>
            <chart:data-point chart:repeated="100"/>
          </chart:series>
          <chart:series chart:style-name="ch9" chart:values-cell-range-address="Sheet1.E3:Sheet1.E102" loext:label-string="cached_partask2" chart:class="chart:scatter">
            <chart:data-point chart:repeated="100"/>
          </chart:series>
          <chart:series chart:style-name="ch10" chart:values-cell-range-address="Sheet1.I3:Sheet1.I102" loext:label-string="worksteal_partask1" chart:class="chart:scatter">
            <chart:data-point chart:repeated="100"/>
          </chart:series>
          <chart:series chart:style-name="ch11" chart:values-cell-range-address="Sheet1.L3:Sheet1.L102" loext:label-string="worksteal_partask2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ched_partask1</text:p>
              </table:table-cell>
              <table:table-cell office:value-type="string">
                <text:p>cached_partask2</text:p>
              </table:table-cell>
              <table:table-cell office:value-type="string">
                <text:p>worksteal_partask1</text:p>
              </table:table-cell>
              <table:table-cell office:value-type="string">
                <text:p>worksteal_partask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2</svg:desc>
                </draw:g>
              </table:table-cell>
              <table:table-cell office:value-type="float" office:value="10684.1">
                <text:p>10684.1</text:p>
                <draw:g>
                  <svg:desc>Sheet1.B3:Sheet1.B102</svg:desc>
                </draw:g>
              </table:table-cell>
              <table:table-cell office:value-type="float" office:value="10621.2">
                <text:p>10621.2</text:p>
                <draw:g>
                  <svg:desc>Sheet1.E3:Sheet1.E102</svg:desc>
                </draw:g>
              </table:table-cell>
              <table:table-cell office:value-type="float" office:value="10839.8">
                <text:p>10839.8</text:p>
                <draw:g>
                  <svg:desc>Sheet1.I3:Sheet1.I102</svg:desc>
                </draw:g>
              </table:table-cell>
              <table:table-cell office:value-type="float" office:value="20863.2">
                <text:p>20863.2</text:p>
                <draw:g>
                  <svg:desc>Sheet1.L3:Sheet1.L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160.7">
                <text:p>8160.7</text:p>
              </table:table-cell>
              <table:table-cell office:value-type="float" office:value="11923.2">
                <text:p>11923.2</text:p>
              </table:table-cell>
              <table:table-cell office:value-type="float" office:value="7263.3">
                <text:p>7263.3</text:p>
              </table:table-cell>
              <table:table-cell office:value-type="float" office:value="15211.6">
                <text:p>1521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916.5">
                <text:p>6916.5</text:p>
              </table:table-cell>
              <table:table-cell office:value-type="float" office:value="9941">
                <text:p>9941</text:p>
              </table:table-cell>
              <table:table-cell office:value-type="float" office:value="6271">
                <text:p>6271</text:p>
              </table:table-cell>
              <table:table-cell office:value-type="float" office:value="10104.8">
                <text:p>1010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225.2">
                <text:p>6225.2</text:p>
              </table:table-cell>
              <table:table-cell office:value-type="float" office:value="12672.4">
                <text:p>12672.4</text:p>
              </table:table-cell>
              <table:table-cell office:value-type="float" office:value="5461.5">
                <text:p>5461.5</text:p>
              </table:table-cell>
              <table:table-cell office:value-type="float" office:value="6146.8">
                <text:p>614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147.4">
                <text:p>6147.4</text:p>
              </table:table-cell>
              <table:table-cell office:value-type="float" office:value="9534.9">
                <text:p>9534.9</text:p>
              </table:table-cell>
              <table:table-cell office:value-type="float" office:value="5255.6">
                <text:p>5255.6</text:p>
              </table:table-cell>
              <table:table-cell office:value-type="float" office:value="5837.8">
                <text:p>583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104.7">
                <text:p>6104.7</text:p>
              </table:table-cell>
              <table:table-cell office:value-type="float" office:value="12095.8">
                <text:p>12095.8</text:p>
              </table:table-cell>
              <table:table-cell office:value-type="float" office:value="5377.8">
                <text:p>5377.8</text:p>
              </table:table-cell>
              <table:table-cell office:value-type="float" office:value="12759.9">
                <text:p>12759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890.3">
                <text:p>5890.3</text:p>
              </table:table-cell>
              <table:table-cell office:value-type="float" office:value="5977">
                <text:p>5977</text:p>
              </table:table-cell>
              <table:table-cell office:value-type="float" office:value="8132">
                <text:p>8132</text:p>
              </table:table-cell>
              <table:table-cell office:value-type="float" office:value="9146.6">
                <text:p>914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819.4">
                <text:p>8819.4</text:p>
              </table:table-cell>
              <table:table-cell office:value-type="float" office:value="7121">
                <text:p>7121</text:p>
              </table:table-cell>
              <table:table-cell office:value-type="float" office:value="5182.1">
                <text:p>5182.1</text:p>
              </table:table-cell>
              <table:table-cell office:value-type="float" office:value="8646.8">
                <text:p>864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067.3">
                <text:p>10067.3</text:p>
              </table:table-cell>
              <table:table-cell office:value-type="float" office:value="8977.8">
                <text:p>8977.8</text:p>
              </table:table-cell>
              <table:table-cell office:value-type="float" office:value="8187.7">
                <text:p>8187.7</text:p>
              </table:table-cell>
              <table:table-cell office:value-type="float" office:value="8977">
                <text:p>8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703.9">
                <text:p>5703.9</text:p>
              </table:table-cell>
              <table:table-cell office:value-type="float" office:value="9168.6">
                <text:p>9168.6</text:p>
              </table:table-cell>
              <table:table-cell office:value-type="float" office:value="5250.4">
                <text:p>5250.4</text:p>
              </table:table-cell>
              <table:table-cell office:value-type="float" office:value="8871">
                <text:p>8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958.8">
                <text:p>9958.8</text:p>
              </table:table-cell>
              <table:table-cell office:value-type="float" office:value="9684.1">
                <text:p>9684.1</text:p>
              </table:table-cell>
              <table:table-cell office:value-type="float" office:value="9785.8">
                <text:p>9785.8</text:p>
              </table:table-cell>
              <table:table-cell office:value-type="float" office:value="7183">
                <text:p>7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708.3">
                <text:p>5708.3</text:p>
              </table:table-cell>
              <table:table-cell office:value-type="float" office:value="8950.2">
                <text:p>8950.2</text:p>
              </table:table-cell>
              <table:table-cell office:value-type="float" office:value="5364.9">
                <text:p>5364.9</text:p>
              </table:table-cell>
              <table:table-cell office:value-type="float" office:value="5720.2">
                <text:p>572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847.4">
                <text:p>11847.4</text:p>
              </table:table-cell>
              <table:table-cell office:value-type="float" office:value="9505.9">
                <text:p>9505.9</text:p>
              </table:table-cell>
              <table:table-cell office:value-type="float" office:value="10528.6">
                <text:p>10528.6</text:p>
              </table:table-cell>
              <table:table-cell office:value-type="float" office:value="5571.4">
                <text:p>557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698.9">
                <text:p>5698.9</text:p>
              </table:table-cell>
              <table:table-cell office:value-type="float" office:value="12148.7">
                <text:p>12148.7</text:p>
              </table:table-cell>
              <table:table-cell office:value-type="float" office:value="5612.3">
                <text:p>5612.3</text:p>
              </table:table-cell>
              <table:table-cell office:value-type="float" office:value="5675.6">
                <text:p>5675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090.4">
                <text:p>9090.4</text:p>
              </table:table-cell>
              <table:table-cell office:value-type="float" office:value="5450.3">
                <text:p>5450.3</text:p>
              </table:table-cell>
              <table:table-cell office:value-type="float" office:value="11599.5">
                <text:p>11599.5</text:p>
              </table:table-cell>
              <table:table-cell office:value-type="float" office:value="6257.7">
                <text:p>625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926.2">
                <text:p>5926.2</text:p>
              </table:table-cell>
              <table:table-cell office:value-type="float" office:value="6470.5">
                <text:p>6470.5</text:p>
              </table:table-cell>
              <table:table-cell office:value-type="float" office:value="5482.3">
                <text:p>5482.3</text:p>
              </table:table-cell>
              <table:table-cell office:value-type="float" office:value="8009.4">
                <text:p>8009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110.3">
                <text:p>8110.3</text:p>
              </table:table-cell>
              <table:table-cell office:value-type="float" office:value="8251">
                <text:p>8251</text:p>
              </table:table-cell>
              <table:table-cell office:value-type="float" office:value="5486">
                <text:p>5486</text:p>
              </table:table-cell>
              <table:table-cell office:value-type="float" office:value="8981.4">
                <text:p>898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102.1">
                <text:p>9102.1</text:p>
              </table:table-cell>
              <table:table-cell office:value-type="float" office:value="8809.4">
                <text:p>8809.4</text:p>
              </table:table-cell>
              <table:table-cell office:value-type="float" office:value="8556.5">
                <text:p>8556.5</text:p>
              </table:table-cell>
              <table:table-cell office:value-type="float" office:value="9506.5">
                <text:p>950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481.1">
                <text:p>5481.1</text:p>
              </table:table-cell>
              <table:table-cell office:value-type="float" office:value="7974.9">
                <text:p>7974.9</text:p>
              </table:table-cell>
              <table:table-cell office:value-type="float" office:value="5476.5">
                <text:p>5476.5</text:p>
              </table:table-cell>
              <table:table-cell office:value-type="float" office:value="8223.1">
                <text:p>8223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684.6">
                <text:p>6684.6</text:p>
              </table:table-cell>
              <table:table-cell office:value-type="float" office:value="6065.9">
                <text:p>6065.9</text:p>
              </table:table-cell>
              <table:table-cell office:value-type="float" office:value="5661.4">
                <text:p>5661.4</text:p>
              </table:table-cell>
              <table:table-cell office:value-type="float" office:value="8138.6">
                <text:p>813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120.1">
                <text:p>6120.1</text:p>
              </table:table-cell>
              <table:table-cell office:value-type="float" office:value="7760.9">
                <text:p>7760.9</text:p>
              </table:table-cell>
              <table:table-cell office:value-type="float" office:value="6681.2">
                <text:p>6681.2</text:p>
              </table:table-cell>
              <table:table-cell office:value-type="float" office:value="9468.6">
                <text:p>9468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483.5">
                <text:p>5483.5</text:p>
              </table:table-cell>
              <table:table-cell office:value-type="float" office:value="8852.9">
                <text:p>8852.9</text:p>
              </table:table-cell>
              <table:table-cell office:value-type="float" office:value="5567.3">
                <text:p>5567.3</text:p>
              </table:table-cell>
              <table:table-cell office:value-type="float" office:value="6033.3">
                <text:p>603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601.2">
                <text:p>5601.2</text:p>
              </table:table-cell>
              <table:table-cell office:value-type="float" office:value="8899.6">
                <text:p>8899.6</text:p>
              </table:table-cell>
              <table:table-cell office:value-type="float" office:value="9090.5">
                <text:p>9090.5</text:p>
              </table:table-cell>
              <table:table-cell office:value-type="float" office:value="7692.7">
                <text:p>769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020.5">
                <text:p>7020.5</text:p>
              </table:table-cell>
              <table:table-cell office:value-type="float" office:value="7296.6">
                <text:p>7296.6</text:p>
              </table:table-cell>
              <table:table-cell office:value-type="float" office:value="5535.1">
                <text:p>5535.1</text:p>
              </table:table-cell>
              <table:table-cell office:value-type="float" office:value="8603.5">
                <text:p>860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884.5">
                <text:p>8884.5</text:p>
              </table:table-cell>
              <table:table-cell office:value-type="float" office:value="8898.6">
                <text:p>8898.6</text:p>
              </table:table-cell>
              <table:table-cell office:value-type="float" office:value="10651.1">
                <text:p>10651.1</text:p>
              </table:table-cell>
              <table:table-cell office:value-type="float" office:value="9088.3">
                <text:p>9088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516.9">
                <text:p>5516.9</text:p>
              </table:table-cell>
              <table:table-cell office:value-type="float" office:value="8686">
                <text:p>8686</text:p>
              </table:table-cell>
              <table:table-cell office:value-type="float" office:value="8836.6">
                <text:p>8836.6</text:p>
              </table:table-cell>
              <table:table-cell office:value-type="float" office:value="8359.7">
                <text:p>8359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578.3">
                <text:p>5578.3</text:p>
              </table:table-cell>
              <table:table-cell office:value-type="float" office:value="6620.7">
                <text:p>6620.7</text:p>
              </table:table-cell>
              <table:table-cell office:value-type="float" office:value="5504.3">
                <text:p>5504.3</text:p>
              </table:table-cell>
              <table:table-cell office:value-type="float" office:value="8778.4">
                <text:p>877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818.3">
                <text:p>7818.3</text:p>
              </table:table-cell>
              <table:table-cell office:value-type="float" office:value="5591.4">
                <text:p>5591.4</text:p>
              </table:table-cell>
              <table:table-cell office:value-type="float" office:value="6457.2">
                <text:p>6457.2</text:p>
              </table:table-cell>
              <table:table-cell office:value-type="float" office:value="8678.7">
                <text:p>8678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501.3">
                <text:p>8501.3</text:p>
              </table:table-cell>
              <table:table-cell office:value-type="float" office:value="11490.8">
                <text:p>11490.8</text:p>
              </table:table-cell>
              <table:table-cell office:value-type="float" office:value="5533.3">
                <text:p>5533.3</text:p>
              </table:table-cell>
              <table:table-cell office:value-type="float" office:value="6737.6">
                <text:p>6737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707">
                <text:p>8707</text:p>
              </table:table-cell>
              <table:table-cell office:value-type="float" office:value="8892.4">
                <text:p>8892.4</text:p>
              </table:table-cell>
              <table:table-cell office:value-type="float" office:value="9549.6">
                <text:p>9549.6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856.4">
                <text:p>5856.4</text:p>
              </table:table-cell>
              <table:table-cell office:value-type="float" office:value="5568.7">
                <text:p>5568.7</text:p>
              </table:table-cell>
              <table:table-cell office:value-type="float" office:value="5550.5">
                <text:p>5550.5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946.1">
                <text:p>13946.1</text:p>
              </table:table-cell>
              <table:table-cell office:value-type="float" office:value="6787.5">
                <text:p>6787.5</text:p>
              </table:table-cell>
              <table:table-cell office:value-type="float" office:value="8631.2">
                <text:p>8631.2</text:p>
              </table:table-cell>
              <table:table-cell office:value-type="float" office:value="8580.4">
                <text:p>858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400.2">
                <text:p>5400.2</text:p>
              </table:table-cell>
              <table:table-cell office:value-type="float" office:value="5522.5">
                <text:p>5522.5</text:p>
              </table:table-cell>
              <table:table-cell office:value-type="float" office:value="9090.5">
                <text:p>9090.5</text:p>
              </table:table-cell>
              <table:table-cell office:value-type="float" office:value="6029.1">
                <text:p>6029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252.4">
                <text:p>7252.4</text:p>
              </table:table-cell>
              <table:table-cell office:value-type="float" office:value="9910.7">
                <text:p>9910.7</text:p>
              </table:table-cell>
              <table:table-cell office:value-type="float" office:value="9637.6">
                <text:p>9637.6</text:p>
              </table:table-cell>
              <table:table-cell office:value-type="float" office:value="8104.5">
                <text:p>8104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546.7">
                <text:p>5546.7</text:p>
              </table:table-cell>
              <table:table-cell office:value-type="float" office:value="9862.7">
                <text:p>9862.7</text:p>
              </table:table-cell>
              <table:table-cell office:value-type="float" office:value="9131.4">
                <text:p>9131.4</text:p>
              </table:table-cell>
              <table:table-cell office:value-type="float" office:value="8454.7">
                <text:p>8454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754.3">
                <text:p>7754.3</text:p>
              </table:table-cell>
              <table:table-cell office:value-type="float" office:value="16076.3">
                <text:p>16076.3</text:p>
              </table:table-cell>
              <table:table-cell office:value-type="float" office:value="8745.1">
                <text:p>8745.1</text:p>
              </table:table-cell>
              <table:table-cell office:value-type="float" office:value="8622.1">
                <text:p>862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951.5">
                <text:p>8951.5</text:p>
              </table:table-cell>
              <table:table-cell office:value-type="float" office:value="11029">
                <text:p>11029</text:p>
              </table:table-cell>
              <table:table-cell office:value-type="float" office:value="9717">
                <text:p>9717</text:p>
              </table:table-cell>
              <table:table-cell office:value-type="float" office:value="5935.7">
                <text:p>5935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429">
                <text:p>5429</text:p>
              </table:table-cell>
              <table:table-cell office:value-type="float" office:value="8303.6">
                <text:p>8303.6</text:p>
              </table:table-cell>
              <table:table-cell office:value-type="float" office:value="8967.9">
                <text:p>8967.9</text:p>
              </table:table-cell>
              <table:table-cell office:value-type="float" office:value="6311.3">
                <text:p>631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738.2">
                <text:p>5738.2</text:p>
              </table:table-cell>
              <table:table-cell office:value-type="float" office:value="8816.5">
                <text:p>8816.5</text:p>
              </table:table-cell>
              <table:table-cell office:value-type="float" office:value="9086.2">
                <text:p>9086.2</text:p>
              </table:table-cell>
              <table:table-cell office:value-type="float" office:value="8033.8">
                <text:p>8033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607.1">
                <text:p>7607.1</text:p>
              </table:table-cell>
              <table:table-cell office:value-type="float" office:value="6549.4">
                <text:p>6549.4</text:p>
              </table:table-cell>
              <table:table-cell office:value-type="float" office:value="9614.6">
                <text:p>9614.6</text:p>
              </table:table-cell>
              <table:table-cell office:value-type="float" office:value="5707.4">
                <text:p>5707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048.6">
                <text:p>7048.6</text:p>
              </table:table-cell>
              <table:table-cell office:value-type="float" office:value="8133.6">
                <text:p>8133.6</text:p>
              </table:table-cell>
              <table:table-cell office:value-type="float" office:value="9613.5">
                <text:p>9613.5</text:p>
              </table:table-cell>
              <table:table-cell office:value-type="float" office:value="6229.3">
                <text:p>6229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761.7">
                <text:p>8761.7</text:p>
              </table:table-cell>
              <table:table-cell office:value-type="float" office:value="8532">
                <text:p>8532</text:p>
              </table:table-cell>
              <table:table-cell office:value-type="float" office:value="5640.2">
                <text:p>5640.2</text:p>
              </table:table-cell>
              <table:table-cell office:value-type="float" office:value="7971.2">
                <text:p>7971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938.9">
                <text:p>8938.9</text:p>
              </table:table-cell>
              <table:table-cell office:value-type="float" office:value="8846.8">
                <text:p>8846.8</text:p>
              </table:table-cell>
              <table:table-cell office:value-type="float" office:value="6407.1">
                <text:p>6407.1</text:p>
              </table:table-cell>
              <table:table-cell office:value-type="float" office:value="9019.4">
                <text:p>9019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695.4">
                <text:p>6695.4</text:p>
              </table:table-cell>
              <table:table-cell office:value-type="float" office:value="6830.8">
                <text:p>6830.8</text:p>
              </table:table-cell>
              <table:table-cell office:value-type="float" office:value="8011.6">
                <text:p>8011.6</text:p>
              </table:table-cell>
              <table:table-cell office:value-type="float" office:value="6932.8">
                <text:p>6932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8499.9">
                <text:p>18499.9</text:p>
              </table:table-cell>
              <table:table-cell office:value-type="float" office:value="8501.2">
                <text:p>8501.2</text:p>
              </table:table-cell>
              <table:table-cell office:value-type="float" office:value="5903.2">
                <text:p>5903.2</text:p>
              </table:table-cell>
              <table:table-cell office:value-type="float" office:value="7412.8">
                <text:p>7412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974.7">
                <text:p>8974.7</text:p>
              </table:table-cell>
              <table:table-cell office:value-type="float" office:value="8555.9">
                <text:p>8555.9</text:p>
              </table:table-cell>
              <table:table-cell office:value-type="float" office:value="8917.9">
                <text:p>8917.9</text:p>
              </table:table-cell>
              <table:table-cell office:value-type="float" office:value="9003.3">
                <text:p>900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970.8">
                <text:p>8970.8</text:p>
              </table:table-cell>
              <table:table-cell office:value-type="float" office:value="8847.6">
                <text:p>8847.6</text:p>
              </table:table-cell>
              <table:table-cell office:value-type="float" office:value="9056.4">
                <text:p>9056.4</text:p>
              </table:table-cell>
              <table:table-cell office:value-type="float" office:value="8998.1">
                <text:p>8998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183.4">
                <text:p>9183.4</text:p>
              </table:table-cell>
              <table:table-cell office:value-type="float" office:value="7378.3">
                <text:p>7378.3</text:p>
              </table:table-cell>
              <table:table-cell office:value-type="float" office:value="8770.1">
                <text:p>8770.1</text:p>
              </table:table-cell>
              <table:table-cell office:value-type="float" office:value="9026.2">
                <text:p>9026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639.2">
                <text:p>5639.2</text:p>
              </table:table-cell>
              <table:table-cell office:value-type="float" office:value="9974.9">
                <text:p>9974.9</text:p>
              </table:table-cell>
              <table:table-cell office:value-type="float" office:value="9008.8">
                <text:p>9008.8</text:p>
              </table:table-cell>
              <table:table-cell office:value-type="float" office:value="8913.2">
                <text:p>8913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896">
                <text:p>5896</text:p>
              </table:table-cell>
              <table:table-cell office:value-type="float" office:value="8161.1">
                <text:p>8161.1</text:p>
              </table:table-cell>
              <table:table-cell office:value-type="float" office:value="6358.9">
                <text:p>6358.9</text:p>
              </table:table-cell>
              <table:table-cell office:value-type="float" office:value="8812.9">
                <text:p>8812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474">
                <text:p>5474</text:p>
              </table:table-cell>
              <table:table-cell office:value-type="float" office:value="8711.5">
                <text:p>8711.5</text:p>
              </table:table-cell>
              <table:table-cell office:value-type="float" office:value="9169.1">
                <text:p>9169.1</text:p>
              </table:table-cell>
              <table:table-cell office:value-type="float" office:value="8453.8">
                <text:p>8453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024.2">
                <text:p>6024.2</text:p>
              </table:table-cell>
              <table:table-cell office:value-type="float" office:value="8732.7">
                <text:p>8732.7</text:p>
              </table:table-cell>
              <table:table-cell office:value-type="float" office:value="8761.7">
                <text:p>8761.7</text:p>
              </table:table-cell>
              <table:table-cell office:value-type="float" office:value="8409.5">
                <text:p>840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702.9">
                <text:p>7702.9</text:p>
              </table:table-cell>
              <table:table-cell office:value-type="float" office:value="8079.7">
                <text:p>8079.7</text:p>
              </table:table-cell>
              <table:table-cell office:value-type="float" office:value="9023.5">
                <text:p>9023.5</text:p>
              </table:table-cell>
              <table:table-cell office:value-type="float" office:value="5504.8">
                <text:p>5504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022.2">
                <text:p>9022.2</text:p>
              </table:table-cell>
              <table:table-cell office:value-type="float" office:value="8233.1">
                <text:p>8233.1</text:p>
              </table:table-cell>
              <table:table-cell office:value-type="float" office:value="9716.9">
                <text:p>9716.9</text:p>
              </table:table-cell>
              <table:table-cell office:value-type="float" office:value="9532.7">
                <text:p>9532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621.9">
                <text:p>8621.9</text:p>
              </table:table-cell>
              <table:table-cell office:value-type="float" office:value="8837.3">
                <text:p>8837.3</text:p>
              </table:table-cell>
              <table:table-cell office:value-type="float" office:value="9194.8">
                <text:p>9194.8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506.9">
                <text:p>9506.9</text:p>
              </table:table-cell>
              <table:table-cell office:value-type="float" office:value="8395.7">
                <text:p>8395.7</text:p>
              </table:table-cell>
              <table:table-cell office:value-type="float" office:value="6098.7">
                <text:p>6098.7</text:p>
              </table:table-cell>
              <table:table-cell office:value-type="float" office:value="14755.7">
                <text:p>14755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943.2">
                <text:p>8943.2</text:p>
              </table:table-cell>
              <table:table-cell office:value-type="float" office:value="7259.9">
                <text:p>7259.9</text:p>
              </table:table-cell>
              <table:table-cell office:value-type="float" office:value="7981">
                <text:p>7981</text:p>
              </table:table-cell>
              <table:table-cell office:value-type="float" office:value="5496.7">
                <text:p>5496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550.1">
                <text:p>9550.1</text:p>
              </table:table-cell>
              <table:table-cell office:value-type="float" office:value="5535.9">
                <text:p>5535.9</text:p>
              </table:table-cell>
              <table:table-cell office:value-type="float" office:value="8838.5">
                <text:p>8838.5</text:p>
              </table:table-cell>
              <table:table-cell office:value-type="float" office:value="7901.2">
                <text:p>790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076.9">
                <text:p>7076.9</text:p>
              </table:table-cell>
              <table:table-cell office:value-type="float" office:value="11906.4">
                <text:p>11906.4</text:p>
              </table:table-cell>
              <table:table-cell office:value-type="float" office:value="9000.6">
                <text:p>9000.6</text:p>
              </table:table-cell>
              <table:table-cell office:value-type="float" office:value="8740.8">
                <text:p>874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399.6">
                <text:p>5399.6</text:p>
              </table:table-cell>
              <table:table-cell office:value-type="float" office:value="11825.3">
                <text:p>11825.3</text:p>
              </table:table-cell>
              <table:table-cell office:value-type="float" office:value="10321.2">
                <text:p>10321.2</text:p>
              </table:table-cell>
              <table:table-cell office:value-type="float" office:value="8843.2">
                <text:p>8843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32.4">
                <text:p>6232.4</text:p>
              </table:table-cell>
              <table:table-cell office:value-type="float" office:value="11217.3">
                <text:p>11217.3</text:p>
              </table:table-cell>
              <table:table-cell office:value-type="float" office:value="9035.3">
                <text:p>9035.3</text:p>
              </table:table-cell>
              <table:table-cell office:value-type="float" office:value="6772.6">
                <text:p>6772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685.8">
                <text:p>5685.8</text:p>
              </table:table-cell>
              <table:table-cell office:value-type="float" office:value="8865.2">
                <text:p>8865.2</text:p>
              </table:table-cell>
              <table:table-cell office:value-type="float" office:value="9015.1">
                <text:p>9015.1</text:p>
              </table:table-cell>
              <table:table-cell office:value-type="float" office:value="7918.5">
                <text:p>7918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643.3">
                <text:p>6643.3</text:p>
              </table:table-cell>
              <table:table-cell office:value-type="float" office:value="8652.3">
                <text:p>8652.3</text:p>
              </table:table-cell>
              <table:table-cell office:value-type="float" office:value="8721.6">
                <text:p>8721.6</text:p>
              </table:table-cell>
              <table:table-cell office:value-type="float" office:value="9008.6">
                <text:p>9008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398.8">
                <text:p>5398.8</text:p>
              </table:table-cell>
              <table:table-cell office:value-type="float" office:value="5657">
                <text:p>5657</text:p>
              </table:table-cell>
              <table:table-cell office:value-type="float" office:value="8654.2">
                <text:p>8654.2</text:p>
              </table:table-cell>
              <table:table-cell office:value-type="float" office:value="8546.2">
                <text:p>8546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239.7">
                <text:p>6239.7</text:p>
              </table:table-cell>
              <table:table-cell office:value-type="float" office:value="6330.2">
                <text:p>6330.2</text:p>
              </table:table-cell>
              <table:table-cell office:value-type="float" office:value="9013.1">
                <text:p>9013.1</text:p>
              </table:table-cell>
              <table:table-cell office:value-type="float" office:value="8774.3">
                <text:p>8774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752.8">
                <text:p>9752.8</text:p>
              </table:table-cell>
              <table:table-cell office:value-type="float" office:value="8105.4">
                <text:p>8105.4</text:p>
              </table:table-cell>
              <table:table-cell office:value-type="float" office:value="10587.2">
                <text:p>10587.2</text:p>
              </table:table-cell>
              <table:table-cell office:value-type="float" office:value="8423.8">
                <text:p>8423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653.3">
                <text:p>8653.3</text:p>
              </table:table-cell>
              <table:table-cell office:value-type="float" office:value="8412">
                <text:p>8412</text:p>
              </table:table-cell>
              <table:table-cell office:value-type="float" office:value="9014.2">
                <text:p>9014.2</text:p>
              </table:table-cell>
              <table:table-cell office:value-type="float" office:value="9003.9">
                <text:p>9003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249">
                <text:p>7249</text:p>
              </table:table-cell>
              <table:table-cell office:value-type="float" office:value="8677.2">
                <text:p>8677.2</text:p>
              </table:table-cell>
              <table:table-cell office:value-type="float" office:value="5992.3">
                <text:p>5992.3</text:p>
              </table:table-cell>
              <table:table-cell office:value-type="float" office:value="6975.3">
                <text:p>6975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812.3">
                <text:p>7812.3</text:p>
              </table:table-cell>
              <table:table-cell office:value-type="float" office:value="7677.6">
                <text:p>7677.6</text:p>
              </table:table-cell>
              <table:table-cell office:value-type="float" office:value="7871.4">
                <text:p>7871.4</text:p>
              </table:table-cell>
              <table:table-cell office:value-type="float" office:value="8203.7">
                <text:p>8203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760.7">
                <text:p>8760.7</text:p>
              </table:table-cell>
              <table:table-cell office:value-type="float" office:value="7946.4">
                <text:p>7946.4</text:p>
              </table:table-cell>
              <table:table-cell office:value-type="float" office:value="8390.7">
                <text:p>8390.7</text:p>
              </table:table-cell>
              <table:table-cell office:value-type="float" office:value="8986">
                <text:p>89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311.5">
                <text:p>8311.5</text:p>
              </table:table-cell>
              <table:table-cell office:value-type="float" office:value="8852.9">
                <text:p>8852.9</text:p>
              </table:table-cell>
              <table:table-cell office:value-type="float" office:value="6641.4">
                <text:p>6641.4</text:p>
              </table:table-cell>
              <table:table-cell office:value-type="float" office:value="8946.2">
                <text:p>8946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655.3">
                <text:p>10655.3</text:p>
              </table:table-cell>
              <table:table-cell office:value-type="float" office:value="8851.7">
                <text:p>8851.7</text:p>
              </table:table-cell>
              <table:table-cell office:value-type="float" office:value="7712.7">
                <text:p>7712.7</text:p>
              </table:table-cell>
              <table:table-cell office:value-type="float" office:value="9821.2">
                <text:p>9821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488.7">
                <text:p>8488.7</text:p>
              </table:table-cell>
              <table:table-cell office:value-type="float" office:value="6560.1">
                <text:p>6560.1</text:p>
              </table:table-cell>
              <table:table-cell office:value-type="float" office:value="9108.5">
                <text:p>9108.5</text:p>
              </table:table-cell>
              <table:table-cell office:value-type="float" office:value="8830.4">
                <text:p>8830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867.7">
                <text:p>8867.7</text:p>
              </table:table-cell>
              <table:table-cell office:value-type="float" office:value="8123.1">
                <text:p>8123.1</text:p>
              </table:table-cell>
              <table:table-cell office:value-type="float" office:value="5951.9">
                <text:p>5951.9</text:p>
              </table:table-cell>
              <table:table-cell office:value-type="float" office:value="8720.8">
                <text:p>8720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871.8">
                <text:p>7871.8</text:p>
              </table:table-cell>
              <table:table-cell office:value-type="float" office:value="8555.4">
                <text:p>8555.4</text:p>
              </table:table-cell>
              <table:table-cell office:value-type="float" office:value="5718.1">
                <text:p>5718.1</text:p>
              </table:table-cell>
              <table:table-cell office:value-type="float" office:value="8050.1">
                <text:p>8050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708.5">
                <text:p>5708.5</text:p>
              </table:table-cell>
              <table:table-cell office:value-type="float" office:value="8845.5">
                <text:p>8845.5</text:p>
              </table:table-cell>
              <table:table-cell office:value-type="float" office:value="11698.7">
                <text:p>11698.7</text:p>
              </table:table-cell>
              <table:table-cell office:value-type="float" office:value="8120.5">
                <text:p>812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166.5">
                <text:p>12166.5</text:p>
              </table:table-cell>
              <table:table-cell office:value-type="float" office:value="8771.8">
                <text:p>8771.8</text:p>
              </table:table-cell>
              <table:table-cell office:value-type="float" office:value="8877.3">
                <text:p>8877.3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882.5">
                <text:p>13882.5</text:p>
              </table:table-cell>
              <table:table-cell office:value-type="float" office:value="8802.1">
                <text:p>8802.1</text:p>
              </table:table-cell>
              <table:table-cell office:value-type="float" office:value="8015.6">
                <text:p>8015.6</text:p>
              </table:table-cell>
              <table:table-cell office:value-type="float" office:value="6384.1">
                <text:p>6384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021.8">
                <text:p>7021.8</text:p>
              </table:table-cell>
              <table:table-cell office:value-type="float" office:value="8424.9">
                <text:p>8424.9</text:p>
              </table:table-cell>
              <table:table-cell office:value-type="float" office:value="8596.5">
                <text:p>8596.5</text:p>
              </table:table-cell>
              <table:table-cell office:value-type="float" office:value="7918.5">
                <text:p>7918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951.3">
                <text:p>8951.3</text:p>
              </table:table-cell>
              <table:table-cell office:value-type="float" office:value="8833.1">
                <text:p>8833.1</text:p>
              </table:table-cell>
              <table:table-cell office:value-type="float" office:value="5821.6">
                <text:p>5821.6</text:p>
              </table:table-cell>
              <table:table-cell office:value-type="float" office:value="8974">
                <text:p>8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796.9">
                <text:p>8796.9</text:p>
              </table:table-cell>
              <table:table-cell office:value-type="float" office:value="6091.5">
                <text:p>6091.5</text:p>
              </table:table-cell>
              <table:table-cell office:value-type="float" office:value="8747">
                <text:p>8747</text:p>
              </table:table-cell>
              <table:table-cell office:value-type="float" office:value="8945.5">
                <text:p>8945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480.4">
                <text:p>7480.4</text:p>
              </table:table-cell>
              <table:table-cell office:value-type="float" office:value="7196.1">
                <text:p>7196.1</text:p>
              </table:table-cell>
              <table:table-cell office:value-type="float" office:value="7439.6">
                <text:p>7439.6</text:p>
              </table:table-cell>
              <table:table-cell office:value-type="float" office:value="9673.1">
                <text:p>9673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814.1">
                <text:p>7814.1</text:p>
              </table:table-cell>
              <table:table-cell office:value-type="float" office:value="5510.9">
                <text:p>5510.9</text:p>
              </table:table-cell>
              <table:table-cell office:value-type="float" office:value="7275.8">
                <text:p>7275.8</text:p>
              </table:table-cell>
              <table:table-cell office:value-type="float" office:value="9055.1">
                <text:p>9055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962.5">
                <text:p>8962.5</text:p>
              </table:table-cell>
              <table:table-cell office:value-type="float" office:value="11652.8">
                <text:p>11652.8</text:p>
              </table:table-cell>
              <table:table-cell office:value-type="float" office:value="8724.8">
                <text:p>8724.8</text:p>
              </table:table-cell>
              <table:table-cell office:value-type="float" office:value="8897.8">
                <text:p>8897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194.7">
                <text:p>13194.7</text:p>
              </table:table-cell>
              <table:table-cell office:value-type="float" office:value="8466.9">
                <text:p>8466.9</text:p>
              </table:table-cell>
              <table:table-cell office:value-type="float" office:value="8992.5">
                <text:p>8992.5</text:p>
              </table:table-cell>
              <table:table-cell office:value-type="float" office:value="9357.6">
                <text:p>9357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581.3">
                <text:p>5581.3</text:p>
              </table:table-cell>
              <table:table-cell office:value-type="float" office:value="5758.8">
                <text:p>5758.8</text:p>
              </table:table-cell>
              <table:table-cell office:value-type="float" office:value="7940.3">
                <text:p>7940.3</text:p>
              </table:table-cell>
              <table:table-cell office:value-type="float" office:value="8654.8">
                <text:p>8654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354">
                <text:p>6354</text:p>
              </table:table-cell>
              <table:table-cell office:value-type="float" office:value="6478.4">
                <text:p>6478.4</text:p>
              </table:table-cell>
              <table:table-cell office:value-type="float" office:value="8944">
                <text:p>8944</text:p>
              </table:table-cell>
              <table:table-cell office:value-type="float" office:value="9047.1">
                <text:p>9047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140.8">
                <text:p>7140.8</text:p>
              </table:table-cell>
              <table:table-cell office:value-type="float" office:value="8970.9">
                <text:p>8970.9</text:p>
              </table:table-cell>
              <table:table-cell office:value-type="float" office:value="8808.5">
                <text:p>8808.5</text:p>
              </table:table-cell>
              <table:table-cell office:value-type="float" office:value="8220.7">
                <text:p>8220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60.2">
                <text:p>8960.2</text:p>
              </table:table-cell>
              <table:table-cell office:value-type="float" office:value="8586.9">
                <text:p>8586.9</text:p>
              </table:table-cell>
              <table:table-cell office:value-type="float" office:value="7618.2">
                <text:p>7618.2</text:p>
              </table:table-cell>
              <table:table-cell office:value-type="float" office:value="9006.8">
                <text:p>9006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979.8">
                <text:p>8979.8</text:p>
              </table:table-cell>
              <table:table-cell office:value-type="float" office:value="7519.8">
                <text:p>7519.8</text:p>
              </table:table-cell>
              <table:table-cell office:value-type="float" office:value="8267.2">
                <text:p>8267.2</text:p>
              </table:table-cell>
              <table:table-cell office:value-type="float" office:value="8886.3">
                <text:p>8886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328.9">
                <text:p>8328.9</text:p>
              </table:table-cell>
              <table:table-cell office:value-type="float" office:value="7653">
                <text:p>7653</text:p>
              </table:table-cell>
              <table:table-cell office:value-type="float" office:value="9268.3">
                <text:p>9268.3</text:p>
              </table:table-cell>
              <table:table-cell office:value-type="float" office:value="7783">
                <text:p>77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126.5">
                <text:p>8126.5</text:p>
              </table:table-cell>
              <table:table-cell office:value-type="float" office:value="8895.4">
                <text:p>8895.4</text:p>
              </table:table-cell>
              <table:table-cell office:value-type="float" office:value="6961.6">
                <text:p>6961.6</text:p>
              </table:table-cell>
              <table:table-cell office:value-type="float" office:value="8274.1">
                <text:p>8274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941.3">
                <text:p>8941.3</text:p>
              </table:table-cell>
              <table:table-cell office:value-type="float" office:value="8517">
                <text:p>8517</text:p>
              </table:table-cell>
              <table:table-cell office:value-type="float" office:value="8637">
                <text:p>8637</text:p>
              </table:table-cell>
              <table:table-cell office:value-type="float" office:value="9061.8">
                <text:p>9061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743">
                <text:p>5743</text:p>
              </table:table-cell>
              <table:table-cell office:value-type="float" office:value="7199.2">
                <text:p>7199.2</text:p>
              </table:table-cell>
              <table:table-cell office:value-type="float" office:value="8872.6">
                <text:p>8872.6</text:p>
              </table:table-cell>
              <table:table-cell office:value-type="float" office:value="6381.2">
                <text:p>6381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468.7">
                <text:p>5468.7</text:p>
              </table:table-cell>
              <table:table-cell office:value-type="float" office:value="7643.1">
                <text:p>7643.1</text:p>
              </table:table-cell>
              <table:table-cell office:value-type="float" office:value="6726.4">
                <text:p>6726.4</text:p>
              </table:table-cell>
              <table:table-cell office:value-type="float" office:value="7930.5">
                <text:p>793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269.3">
                <text:p>14269.3</text:p>
              </table:table-cell>
              <table:table-cell office:value-type="float" office:value="8796.2">
                <text:p>8796.2</text:p>
              </table:table-cell>
              <table:table-cell office:value-type="float" office:value="7970.5">
                <text:p>7970.5</text:p>
              </table:table-cell>
              <table:table-cell office:value-type="float" office:value="8745.9">
                <text:p>8745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611.3">
                <text:p>12611.3</text:p>
              </table:table-cell>
              <table:table-cell office:value-type="float" office:value="8784.4">
                <text:p>8784.4</text:p>
              </table:table-cell>
              <table:table-cell office:value-type="float" office:value="9254">
                <text:p>9254</text:p>
              </table:table-cell>
              <table:table-cell office:value-type="float" office:value="9057.6">
                <text:p>9057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601.6">
                <text:p>8601.6</text:p>
              </table:table-cell>
              <table:table-cell office:value-type="float" office:value="7506.1">
                <text:p>7506.1</text:p>
              </table:table-cell>
              <table:table-cell office:value-type="float" office:value="8836.5">
                <text:p>8836.5</text:p>
              </table:table-cell>
              <table:table-cell office:value-type="float" office:value="9842.3">
                <text:p>9842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114.4">
                <text:p>6114.4</text:p>
              </table:table-cell>
              <table:table-cell office:value-type="float" office:value="7624.7">
                <text:p>7624.7</text:p>
              </table:table-cell>
              <table:table-cell office:value-type="float" office:value="5777.7">
                <text:p>5777.7</text:p>
              </table:table-cell>
              <table:table-cell office:value-type="float" office:value="8962.9">
                <text:p>8962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472.1">
                <text:p>11472.1</text:p>
              </table:table-cell>
              <table:table-cell office:value-type="float" office:value="8857.6">
                <text:p>8857.6</text:p>
              </table:table-cell>
              <table:table-cell office:value-type="float" office:value="7874.5">
                <text:p>7874.5</text:p>
              </table:table-cell>
              <table:table-cell office:value-type="float" office:value="8812.7">
                <text:p>8812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